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the 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string">
            <text:p>the 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table:number-columns-repeated="1020"/>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table:number-columns-repeated="1020"/>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table:number-columns-repeated="1020"/>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shit.</text:p>
          </table:table-cell>
          <table:table-cell table:number-columns-repeated="1020"/>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hit, good shit.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Fuck off.</text:p>
          </table:table-cell>
          <table:table-cell office:value-type="string">
            <text:p>Rosa: Hello, my inn is in... business. It's inn business. That's a thing people say. Seriously.</text:p>
          </table:table-cell>
          <table:table-cell table:number-columns-repeated="1019"/>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sh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table:number-columns-repeated="1020"/>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0">09/10/2018</text:date>, <text:time>19:5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0T19:54:51.72</dc:date>
    <meta:editing-duration>P109DT22H17M52S</meta:editing-duration>
    <meta:editing-cycles>1182</meta:editing-cycles>
    <dc:creator>Seab Dinch</dc:creator>
    <meta:document-statistic meta:table-count="1" meta:cell-count="6685" meta:object-count="0"/>
  </office:meta>
</office:document-meta>
</file>